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0b9" officeooo:paragraph-rsid="001000b9"/>
    </style:style>
    <style:style style:name="P2" style:family="paragraph" style:parent-style-name="Standard">
      <style:text-properties officeooo:rsid="00113eb6" officeooo:paragraph-rsid="00113eb6"/>
    </style:style>
    <style:style style:name="P3" style:family="paragraph" style:parent-style-name="Standard">
      <style:text-properties officeooo:rsid="001300e7" officeooo:paragraph-rsid="00130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 for Freemind</text:p>
      <text:p text:style-name="P1"/>
      <text:p text:style-name="P1">Insert <text:tab/><text:tab/><text:tab/>= Create child node.</text:p>
      <text:p text:style-name="P1">Enter<text:tab/><text:tab/><text:tab/>= Create a Sibling Below.<text:tab/></text:p>
      <text:p text:style-name="P1">Shift + Enter<text:tab/><text:tab/>= Create a Sibling Above.</text:p>
      <text:p text:style-name="P1">Delete<text:tab/><text:tab/><text:tab/>= Delete a Node.</text:p>
      <text:p text:style-name="P1">Control + X<text:tab/><text:tab/>= Delete a Node while keeping for pasting.</text:p>
      <text:p text:style-name="P1">Right Click<text:tab/><text:tab/>= Node context menu.</text:p>
      <text:p text:style-name="P1">F2,Home,End <text:tab/><text:tab/>= Enter edit on a node.</text:p>
      <text:p text:style-name="P1">Enter<text:tab/><text:tab/><text:tab/>= Exit edit on a node.</text:p>
      <text:p text:style-name="P2">Alt + Enter<text:tab/><text:tab/>= Force long node editor.</text:p>
      <text:p text:style-name="P2">Alt + S<text:tab/><text:tab/><text:tab/>= Split a long node in editor.</text:p>
      <text:p text:style-name="P2">Control + Enter<text:tab/>= Insert newline in long mode editor.</text:p>
      <text:p text:style-name="P2">Right Click Copy<text:tab/>= Copy a selection to the clipboard.</text:p>
      <text:p text:style-name="P2"/>
      <text:p text:style-name="P2">Control + B<text:tab/><text:tab/>= Make a node bold.</text:p>
      <text:p text:style-name="P2">Control + I<text:tab/><text:tab/>= Make a node Italic.</text:p>
      <text:p text:style-name="P2">Alt Shift + F<text:tab/><text:tab/>= Change text color.</text:p>
      <text:p text:style-name="P3">Context Menu<text:tab/><text:tab/>= Change Format &gt; Node Background Color.</text:p>
      <text:p text:style-name="P3">Control + Plus<text:tab/><text:tab/>= Increase Font size.</text:p>
      <text:p text:style-name="P3">Control + Minus<text:tab/>= Decrease Font size.</text:p>
      <text:p text:style-name="P3">Alt + C<text:tab/><text:tab/>= Copy formats of a node.</text:p>
      <text:p text:style-name="P3">Alt + V<text:tab/><text:tab/>= Past formats of a mode.</text:p>
      <text:p text:style-name="Standard"/>
      <text:p text:style-name="P3">Control Shift + B<text:tab/>= Add a Cloud.</text:p>
      <text:p text:style-name="P3">Control<text:tab/><text:tab/>= Zoom using mouse control wheel.</text:p>
      <text:p text:style-name="Standard"/>
      <text:p text:style-name="Standard">Control Keys for Freemind</text:p>
      <text:p text:style-name="Standard"/>
      <text:p text:style-name="Standard">N <text:tab/>=<text:tab/>New map.</text:p>
      <text:p text:style-name="Standard">O<text:tab/>=<text:tab/>Open map.</text:p>
      <text:p text:style-name="Standard">S<text:tab/>=<text:tab/>Save 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44:00.107000000</meta:creation-date>
    <dc:date>2020-03-11T15:49:38.646000000</dc:date>
    <meta:editing-duration>PT45M20S</meta:editing-duration>
    <meta:editing-cycles>4</meta:editing-cycles>
    <meta:generator>LibreOffice/6.0.7.3$Windows_X86_64 LibreOffice_project/dc89aa7a9eabfd848af146d5086077aeed2ae4a5</meta:generator>
    <meta:print-date>2020-03-11T15:49:30.427000000</meta:print-date>
    <meta:document-statistic meta:table-count="0" meta:image-count="0" meta:object-count="0" meta:page-count="1" meta:paragraph-count="27" meta:word-count="192" meta:character-count="923" meta:non-whitespace-character-count="731"/>
  </office:meta>
</office:document-meta>
</file>